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protocole-déconomie-interne"/>Protocole d’économie interne<text:bookmark-end text:name="protocole-déconomie-interne"/></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3/internal-economy-protocol" office:name=""><text:span text:style-name="Definition">https://blueprint.ecohubs.community/fr/articles/rcos-templates/layer-3/internal-economy-protocol</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3 — Système économique et des ressources</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3-economic-resource-system#51-commons-vs-private-resources" office:name=""><text:span text:style-name="Definition">§5.1</text:span></text:a>, <text:a xlink:type="simple" xlink:href="https://blueprint.ecohubs.community/fr/articles/rcos-core/v0-1/layer-3-economic-resource-system#52-contribution-recognition" office:name=""><text:span text:style-name="Definition">§5.2</text:span></text:a>, <text:a xlink:type="simple" xlink:href="https://blueprint.ecohubs.community/fr/articles/rcos-core/v0-1/layer-3-economic-resource-system#54-accumulation-constraints" office:name=""><text:span text:style-name="Definition">§5.4</text:span></text:a>, <text:a xlink:type="simple" xlink:href="https://blueprint.ecohubs.community/fr/articles/rcos-core/v0-1/layer-3-economic-resource-system#55-artifacts" office:name=""><text:span text:style-name="Definition">§5.5</text:span></text:a></text:p>
        </text:list-item>
      </text:list>
      <text:p text:style-name="Horizontal_20_Line"/>
      <text:h text:style-name="Heading_20_2" text:outline-level="2"><text:bookmark-start text:name="classification-communs-vs-privés"/>Classification communs vs. privés<text:bookmark-end text:name="classification-communs-vs-privés"/></text:h>
      <text:p text:style-name="First_20_paragraph"><text:span text:style-name="T2">Clauses RCOS : </text:span><text:a xlink:type="simple" xlink:href="https://blueprint.ecohubs.community/fr/articles/rcos-core/v0-1/layer-3-economic-resource-system#51-commons-vs-private-resources" office:name=""><text:span text:style-name="Definition"><text:span text:style-name="T2">5.1.1</text:span></text:span></text:a><text:span text:style-name="T2">, </text:span><text:a xlink:type="simple" xlink:href="https://blueprint.ecohubs.community/fr/articles/rcos-core/v0-1/layer-3-economic-resource-system#51-commons-vs-private-resources" office:name=""><text:span text:style-name="Definition"><text:span text:style-name="T2">5.1.2</text:span></text:span></text:a><text:span text:style-name="T2">, </text:span><text:a xlink:type="simple" xlink:href="https://blueprint.ecohubs.community/fr/articles/rcos-core/v0-1/layer-3-economic-resource-system#51-commons-vs-private-resources" office:name=""><text:span text:style-name="Definition"><text:span text:style-name="T2">5.1.3</text:span></text:span></text:a><text:span text:style-name="T2">, </text:span><text:a xlink:type="simple" xlink:href="https://blueprint.ecohubs.community/fr/articles/rcos-core/v0-1/layer-3-economic-resource-system#51-commons-vs-private-resources" office:name=""><text:span text:style-name="Definition"><text:span text:style-name="T2">5.1.4</text:span></text:span></text:a><text:span text:style-name="T2">, </text:span><text:a xlink:type="simple" xlink:href="https://blueprint.ecohubs.community/fr/articles/rcos-core/v0-1/layer-3-economic-resource-system#51-commons-vs-private-resources" office:name=""><text:span text:style-name="Definition"><text:span text:style-name="T2">5.1.5</text:span></text:span></text:a><text:span text:style-name="T2">, </text:span><text:a xlink:type="simple" xlink:href="https://blueprint.ecohubs.community/fr/articles/rcos-core/v0-1/layer-3-economic-resource-system#56-layer-invariants" office:name=""><text:span text:style-name="Definition"><text:span text:style-name="T2">5.6.2</text:span></text:span></text:a></text:p>
      <text:p text:style-name="P3">**Justification — Pourquoi classifier chaque ressource **</text:p>
      <text:p text:style-name="P3">Les ressources non classifiées sont le terrain de la privatisation silencieuse — quelqu’un commence à traiter un bien partagé comme personnel, ou un bien privé se retrouve absorbé discrètement dans les obligations communautaires, et quand quelqu’un s’en aperçoit, la norme a déjà changé. Une classification explicite, avec des intendants et des règles de transfert nommés dès le départ, fait de tout changement de statut un acte de gouvernance visible plutôt qu’un glissement insidieux.</text:p>
      <text:p text:style-name="P4"><text:span text:style-name="T1">Instructions — Comment remplir cette section</text:span></text:p>
      <text:p text:style-name="P4">Pour chaque ressource détenue par la communauté, déclare la classification (Communs / Privé), nomme un intendant, définis les règles d’accès et indique les contraintes de transfert. Les ressources non classifiées NE DOIVENT PAS être allouées, grevées, monétisées ou transférées tant qu’elles ne sont pas classifié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source</text:p>
            </table:table-cell>
            <table:table-cell table:style-name="TableHeaderRowCell" office:value-type="string">
              <text:p text:style-name="Table_20_Heading">Classification</text:p>
            </table:table-cell>
            <table:table-cell table:style-name="TableHeaderRowCell" office:value-type="string">
              <text:p text:style-name="Table_20_Heading">Intendant</text:p>
            </table:table-cell>
            <table:table-cell table:style-name="TableHeaderRowCell" office:value-type="string">
              <text:p text:style-name="Table_20_Heading">Règles d’accès</text:p>
            </table:table-cell>
            <table:table-cell table:style-name="TableHeaderRowCell" office:value-type="string">
              <text:p text:style-name="Table_20_Heading">Contraintes de transfert</text:p>
            </table:table-cell>
          </table:table-row>
        </table:table-header-rows>
        <table:table-row>
          <table:table-cell table:style-name="TableRowCell" office:value-type="string">
            <text:p text:style-name="Table_20_Contents"><text:span text:style-name="T2">&lt;ex. Spécification et artefacts RCOS&gt;</text:span></text:p>
          </table:table-cell>
          <table:table-cell table:style-name="TableRowCell" office:value-type="string">
            <text:p text:style-name="Table_20_Contents"><text:span text:style-name="T2">&lt;Communs / Privé&gt;</text:span></text:p>
          </table:table-cell>
          <table:table-cell table:style-name="TableRowCell" office:value-type="string">
            <text:p text:style-name="Table_20_Contents"><text:span text:style-name="T2">&lt;rôle d’intendant&gt;</text:span></text:p>
          </table:table-cell>
          <table:table-cell table:style-name="TableRowCell" office:value-type="string">
            <text:p text:style-name="Table_20_Contents"><text:span text:style-name="T2">&lt;qui lit / écri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x. Trésorerie partagé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x. Site web / domaines de la communauté&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x. Marque et comptes de réseaux sociaux&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x. Terrain ou infrastructure physiqu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Toute ressource non classifiée NE DOIT PAS être allouée, grevée, monétisée ou transférée tant que la classification n’est pas complétée.</text:p>
      <text:h text:style-name="Heading_20_2" text:outline-level="2"><text:bookmark-start text:name="catégories-de-contribution-reconnues"/>Catégories de contribution reconnues<text:bookmark-end text:name="catégories-de-contribution-reconnues"/></text:h>
      <text:p text:style-name="First_20_paragraph"><text:span text:style-name="T2">Clauses RCOS : </text:span><text:a xlink:type="simple" xlink:href="https://blueprint.ecohubs.community/fr/articles/rcos-core/v0-1/layer-3-economic-resource-system#52-contribution-recognition" office:name=""><text:span text:style-name="Definition"><text:span text:style-name="T2">5.2.1</text:span></text:span></text:a><text:span text:style-name="T2">, </text:span><text:a xlink:type="simple" xlink:href="https://blueprint.ecohubs.community/fr/articles/rcos-core/v0-1/layer-3-economic-resource-system#52-contribution-recognition" office:name=""><text:span text:style-name="Definition"><text:span text:style-name="T2">5.2.3</text:span></text:span></text:a><text:span text:style-name="T2">, </text:span><text:a xlink:type="simple" xlink:href="https://blueprint.ecohubs.community/fr/articles/rcos-core/v0-1/layer-3-economic-resource-system#56-layer-invariants" office:name=""><text:span text:style-name="Definition"><text:span text:style-name="T2">5.6.3</text:span></text:span></text:a></text:p>
      <text:p text:style-name="P6">**Justification — Pourquoi nommer les types de travail qui comptent **</text:p>
      <text:p text:style-name="P6">Si la communauté ne dit jamais à voix haute de quels types de travail elle dépend, le travail invisible — soin, facilitation, modération, intendance — reste invisible, et les personnes qui l’accomplissent s’épuisent ou partent. Énumérer les catégories transforme « quelqu’un s’en occupe, c’est tout » en travail reconnu que le système est tenu de prendre en compte.</text:p>
      <text:p text:style-name="P7"><text:span text:style-name="T1">Instructions — Comment remplir cette section</text:span></text:p>
      <text:p text:style-name="P7">Liste les catégories de contribution que ta communauté reconnaît. Le soin, la facilitation, l’intendance et la participation informelle sont souvent sous-reconnus — nomme-les explicitement si cela s’applique.</text:p>
      <table:table table:name="Table2" table:style-name="Table2">
        <table:table-column table:style-name="Table2.A"/>
        <table:table-column table:style-name="Table2.B"/>
        <table:table-header-rows>
          <table:table-row>
            <table:table-cell table:style-name="TableHeaderRowCell" office:value-type="string">
              <text:p text:style-name="Table_20_Heading">Catégorie</text:p>
            </table:table-cell>
            <table:table-cell table:style-name="TableHeaderRowCell" office:value-type="string">
              <text:p text:style-name="Table_20_Heading">Exemples</text:p>
            </table:table-cell>
          </table:table-row>
        </table:table-header-rows>
        <table:table-row>
          <table:table-cell table:style-name="TableRowCell" office:value-type="string">
            <text:p text:style-name="Table_20_Contents"><text:span text:style-name="T2">&lt;ex. Connaissance et recherch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x. Développement techniqu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x. Gouvernance et c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x. Construction communautair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x. Soin et soutie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x. Intendanc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x. Participation informelle&gt;</text:span></text:p>
          </table:table-cell>
          <table:table-cell table:style-name="TableRowCell" office:value-type="string">
            <text:p text:style-name="Table_20_Contents"/>
          </table:table-cell>
        </table:table-row>
      </table:table>
      <text:h text:style-name="Heading_20_2" text:outline-level="2"><text:bookmark-start text:name="mécanisme-de-reconnaissance-des-contributions"/>Mécanisme de reconnaissance des contributions<text:bookmark-end text:name="mécanisme-de-reconnaissance-des-contributions"/></text:h>
      <text:p text:style-name="First_20_paragraph"><text:span text:style-name="T2">Clauses RCOS : </text:span><text:a xlink:type="simple" xlink:href="https://blueprint.ecohubs.community/fr/articles/rcos-core/v0-1/layer-3-economic-resource-system#52-contribution-recognition" office:name=""><text:span text:style-name="Definition"><text:span text:style-name="T2">5.2.2</text:span></text:span></text:a><text:span text:style-name="T2">, </text:span><text:a xlink:type="simple" xlink:href="https://blueprint.ecohubs.community/fr/articles/rcos-core/v0-1/layer-3-economic-resource-system#52-contribution-recognition" office:name=""><text:span text:style-name="Definition"><text:span text:style-name="T2">5.2.5</text:span></text:span></text:a></text:p>
      <text:p text:style-name="P8">**Justification — Pourquoi préciser comment la reconnaissance fonctionne concrètement **</text:p>
      <text:p text:style-name="P8">Sans mécanisme défini, « qui obtient du crédit » devient une affaire de qui parle le plus fort ou de qui est le plus proche de la personne qui décide. Spécifier ce qui est éligible, comment c’est enregistré, qui valide et comment contester transforme la reconnaissance en quelque chose sur lequel un membre peut réellement compter — et empêche la reconnaissance de se muer silencieusement en influence de gouvernance.</text:p>
      <text:p text:style-name="P9"><text:span text:style-name="T1">Instructions — Comment remplir cette section</text:span></text:p>
      <text:p text:style-name="P9">Indique ce qui est éligible, comment les reconnaissances sont enregistrées, qui valide, ce qu’elles débloquent (ou ne débloquent pas) et comment les membres contestent un enregistrement.</text:p>
      <text:list text:style-name="L3">
        <text:list-item>
          <text:p text:style-name="P10"><text:span text:style-name="T1">Ce qui est éligible :</text:span> <text:span text:style-name="T2">&lt;quelles activités comptent, et sur déclaration de qui.&gt;</text:span></text:p>
        </text:list-item>
        <text:list-item>
          <text:p text:style-name="P10"><text:span text:style-name="T1">Comment les contributions sont enregistrées :</text:span> <text:span text:style-name="T2">&lt;canal structuré ; canal informel / auto-déclaré.&gt;</text:span></text:p>
        </text:list-item>
        <text:list-item>
          <text:p text:style-name="P10"><text:span text:style-name="T1">Qui valide :</text:span> <text:span text:style-name="T2">&lt;automatique / titulaire de rôle / processus de nomination.&gt;</text:span></text:p>
        </text:list-item>
        <text:list-item>
          <text:p text:style-name="P10"><text:span text:style-name="T1">Effet sur l’accès/les privilèges :</text:span> <text:span text:style-name="T2">&lt;la reconnaissance affecte uniquement le solde en unités internes ; elle n’accorde pas de droits de gouvernance supplémentaires au-delà de l’état d’adhésion.&gt;</text:span></text:p>
        </text:list-item>
        <text:list-item>
          <text:p text:style-name="P10"><text:span text:style-name="T1">Contestation :</text:span> <text:span text:style-name="T2">&lt;délai et processus pour contester un enregistrement.&gt;</text:span></text:p>
        </text:list-item>
      </text:list>
      <text:h text:style-name="Heading_20_2" text:outline-level="2"><text:bookmark-start text:name="unités-internes"/>Unités internes<text:bookmark-end text:name="unités-internes"/></text:h>
      <text:p text:style-name="First_20_paragraph"><text:span text:style-name="T2">Clauses RCOS : </text:span><text:a xlink:type="simple" xlink:href="https://blueprint.ecohubs.community/fr/articles/rcos-core/v0-1/layer-3-economic-resource-system#52-contribution-recognition" office:name=""><text:span text:style-name="Definition"><text:span text:style-name="T2">5.2.4</text:span></text:span></text:a><text:span text:style-name="T2">, </text:span><text:a xlink:type="simple" xlink:href="https://blueprint.ecohubs.community/fr/articles/rcos-core/v0-1/layer-3-economic-resource-system#52-contribution-recognition" office:name=""><text:span text:style-name="Definition"><text:span text:style-name="T2">5.2.5</text:span></text:span></text:a></text:p>
      <text:p text:style-name="P11">**Justification — Pourquoi définir les unités internes avec autant de précision **</text:p>
      <text:p text:style-name="P11">Les unités internes tendent à acquérir des pouvoirs que personne n’a votés — dépréciation, plafonds, transférabilité, poids de gouvernance — à moins que chaque propriété ne soit consignée par écrit. Lister l’émission, les règles de transfert, la confidentialité et le statut explicitement non-gouvernemental fait de ces unités des outils de reconnaissance plutôt que de discrètes devises parallèles.</text:p>
      <text:p text:style-name="P12"><text:span text:style-name="T1">Instructions — Comment remplir cette section</text:span></text:p>
      <text:p text:style-name="P12">Si ta communauté utilise des unités internes (XP, ECO, crédits, etc.), définis pour chaque unité son objectif, son émission, sa transférabilité, sa dépréciation, son plafond, la prévention de la fraude et la confidentialité. Indique explicitement que les unités n’accordent pas de droits de gouvernance au-delà de l’état d’adhésio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Propriété</text:p>
            </table:table-cell>
            <table:table-cell table:style-name="TableHeaderRowCell" office:value-type="string">
              <text:p text:style-name="Table_20_Heading"><text:span text:style-name="T2">&lt;Unité A&gt;</text:span></text:p>
            </table:table-cell>
            <table:table-cell table:style-name="TableHeaderRowCell" office:value-type="string">
              <text:p text:style-name="Table_20_Heading"><text:span text:style-name="T2">&lt;Unité B&gt;</text:span></text:p>
            </table:table-cell>
          </table:table-row>
        </table:table-header-rows>
        <table:table-row>
          <table:table-cell table:style-name="TableRowCell" office:value-type="string">
            <text:p text:style-name="Table_20_Contents"><text:span text:style-name="T1">Objectif</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Émiss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ransférabilité</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xpiration / déprécia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lafond</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évention de la fraud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Confidentialité</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Les unités internes n’accordent pas de droits de gouvernance au-delà de ce que l’état d’adhésion définit.</text:p>
      <text:h text:style-name="Heading_20_2" text:outline-level="2"><text:bookmark-start text:name="contraintes-daccumulation"/>Contraintes d’accumulation<text:bookmark-end text:name="contraintes-daccumulation"/></text:h>
      <text:p text:style-name="First_20_paragraph"><text:span text:style-name="T2">Clauses RCOS : </text:span><text:a xlink:type="simple" xlink:href="https://blueprint.ecohubs.community/fr/articles/rcos-core/v0-1/layer-3-economic-resource-system#54-accumulation-constraints" office:name=""><text:span text:style-name="Definition"><text:span text:style-name="T2">5.4.1</text:span></text:span></text:a><text:span text:style-name="T2">, </text:span><text:a xlink:type="simple" xlink:href="https://blueprint.ecohubs.community/fr/articles/rcos-core/v0-1/layer-3-economic-resource-system#54-accumulation-constraints" office:name=""><text:span text:style-name="Definition"><text:span text:style-name="T2">5.4.2</text:span></text:span></text:a><text:span text:style-name="T2">, </text:span><text:a xlink:type="simple" xlink:href="https://blueprint.ecohubs.community/fr/articles/rcos-core/v0-1/layer-3-economic-resource-system#54-accumulation-constraints" office:name=""><text:span text:style-name="Definition"><text:span text:style-name="T2">5.4.3</text:span></text:span></text:a><text:span text:style-name="T2">, </text:span><text:a xlink:type="simple" xlink:href="https://blueprint.ecohubs.community/fr/articles/rcos-core/v0-1/layer-3-economic-resource-system#54-accumulation-constraints" office:name=""><text:span text:style-name="Definition"><text:span text:style-name="T2">5.4.4</text:span></text:span></text:a><text:span text:style-name="T2">, </text:span><text:a xlink:type="simple" xlink:href="https://blueprint.ecohubs.community/fr/articles/rcos-core/v0-1/layer-3-economic-resource-system#56-layer-invariants" office:name=""><text:span text:style-name="Definition"><text:span text:style-name="T2">5.6.4</text:span></text:span></text:a></text:p>
      <text:p text:style-name="P14">**Justification — Pourquoi contraindre l’accumulation **</text:p>
      <text:p text:style-name="P14">Toute unité interne pouvant s’accumuler sans limite finit par devenir un levier — quelques membres avec des soldes élevés acquièrent une influence informelle que le système de gouvernance ne leur a jamais accordée. Énoncer les règles d’accumulation explicitement, même quand la règle actuelle est « aucune pour l’instant », maintient la question ouverte et impose une décision visible avant que la concentration ne devienne un problème structurel.</text:p>
      <text:p text:style-name="P15"><text:span text:style-name="T1">Instructions — Comment remplir cette section</text:span></text:p>
      <text:p text:style-name="P15">Indique la règle d’accumulation actuelle (plafond, dépréciation, aucune) et la règle selon laquelle aucune unité interne NE PEUT être convertie en autorité de gouvernance.</text:p>
      <text:list text:style-name="L4">
        <text:list-item>
          <text:p text:style-name="P16"><text:span text:style-name="T2">&lt;Plafond sur les unités internes, le cas échéant.&gt;</text:span></text:p>
        </text:list-item>
        <text:list-item>
          <text:p text:style-name="P16"><text:span text:style-name="T2">&lt;Règle de dépréciation, le cas échéant.&gt;</text:span></text:p>
        </text:list-item>
        <text:list-item>
          <text:p text:style-name="P16"><text:span text:style-name="T2">&lt;Les unités internes ne peuvent pas être converties en autorité de gouvernance ni utilisées pour contourner la matrice de décision.&gt;</text:span></text:p>
        </text:list-item>
      </text:list>
      <text:h text:style-name="Heading_20_2" text:outline-level="2"><text:bookmark-start text:name="interfaces-de-revenus-externes"/>Interfaces de revenus externes<text:bookmark-end text:name="interfaces-de-revenus-externes"/></text:h>
      <text:p text:style-name="First_20_paragraph"><text:span text:style-name="T2">Clauses RCOS : </text:span><text:a xlink:type="simple" xlink:href="https://blueprint.ecohubs.community/fr/articles/rcos-core/v0-1/layer-3-economic-resource-system#53-treasury-management" office:name=""><text:span text:style-name="Definition"><text:span text:style-name="T2">5.3.2</text:span></text:span></text:a></text:p>
      <text:p text:style-name="P17">**Justification — Pourquoi exiger une approbation avant que l’argent n’arrive **</text:p>
      <text:p text:style-name="P17">Une fois les fonds en main, la conversation passe de « devrions-nous accepter cela ? » à « qu’en fait-on ? » — et les conditions attachées au revenu (termes de subvention, obligations de partenariat, engagements de service) sont souvent déjà verrouillées. Exiger une décision Stratégique avant l’ouverture de tout nouveau canal de revenus permet à la communauté de garder le contrôle sur ce qu’elle prend en charge.</text:p>
      <text:p text:style-name="P18"><text:span text:style-name="T1">Instructions — Comment remplir cette section</text:span></text:p>
      <text:p text:style-name="P18">Liste les canaux de revenus actuellement déclarés, nomme les canaux futurs potentiels et exige une approbation Stratégique avant l’ouverture de tout nouveau canal.</text:p>
      <text:list text:style-name="L5">
        <text:list-item>
          <text:p text:style-name="P19"/>
        </text:list-item>
        <text:list-item>
          <text:p text:style-name="P19"/>
        </text:list-item>
        <text:list-item>
          <text:p text:style-name="P19"><text:span text:style-name="T2">&lt;Règle : toute nouvelle interface de revenus externes DOIT être déclarée et approuvée par une décision Stratégique avant que des fonds ne soient reçus ou des engagements pris.&gt;</text:span></text:p>
        </text:list-item>
      </text:list>
      <text:h text:style-name="Heading_20_2" text:outline-level="2"><text:bookmark-start text:name="résolution-des-litiges-concernant-les-registres-économiques"/>Résolution des litiges concernant les registres économiques<text:bookmark-end text:name="résolution-des-litiges-concernant-les-registres-économiques"/></text:h>
      <text:p text:style-name="P20">**Justification — Pourquoi encadrer les litiges économiques dans le temps **</text:p>
      <text:p text:style-name="P20">Les registres de contributions et de soldes s’accumulent vite ; si les litiges pouvaient être soulevés indéfiniment, le registre ne se stabiliserait jamais et chaque crédit historique resterait contestable. Un délai défini avec un résolveur nommé et une voie de recours donne aux membres une vraie chance de corriger les erreurs sans laisser l’historique économique perpétuellement instable.</text:p>
      <text:p text:style-name="P21"><text:span text:style-name="T1">Instructions — Comment remplir cette section</text:span></text:p>
      <text:p text:style-name="P21">Indique le délai de contestation, le résolveur nommé et la voie de recours. Réfère-toi au mécanisme de reconnaissance des contributions pour le processus complet.</text:p>
      <text:p text:style-name="First_20_paragraph"><text:span text:style-name="T2">&lt;Délai pour contester un enregistrement de contribution ou un solde ; résolveur nommé ; voie de recours auprès des membres actifs via le processus de gouvernance.&gt;</text:span></text:p>
      <text:p text:style-name="Horizontal_20_Line"/>
      <text:h text:style-name="Heading_20_2" text:outline-level="2"><text:bookmark-start text:name="registre-de-ratification"/>Registre de ratification<text:bookmark-end text:name="registre-de-ratification"/></text:h>
      <text:list text:style-name="L6">
        <text:list-item>
          <text:p text:style-name="P22"><text:span text:style-name="T1">Adopté :</text:span> </text:p>
        </text:list-item>
        <text:list-item>
          <text:p text:style-name="P22"><text:span text:style-name="T1">Type de décision :</text:span> Stratégique</text:p>
        </text:list-item>
        <text:list-item>
          <text:p text:style-name="P22"><text:span text:style-name="T1">Version :</text:span> </text:p>
        </text:list-item>
        <text:list-item>
          <text:p text:style-name="P22"><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Protocole d'économie interne</meta:user-defined>
  </office:meta>
</office:document-meta>
</file>